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 style:font-charset="x-symbol"/>
    <style:font-face style:name="OpenSymbol1" svg:font-family="Open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5"/>
    <style:style style:name="P5" style:family="paragraph" style:parent-style-name="Text_20_body" style:list-style-name="L2">
      <style:paragraph-properties loext:contextual-spacing="false" fo:margin-top="0in" fo:margin-bottom="0in"/>
    </style:style>
    <style:style style:name="P6" style:family="paragraph" style:parent-style-name="Text_20_body" style:list-style-name="L4">
      <style:paragraph-properties loext:contextual-spacing="false" fo:margin-top="0in" fo:margin-bottom="0in"/>
    </style:style>
    <style:style style:name="P7" style:family="paragraph" style:parent-style-name="Text_20_body" style:list-style-name="L5">
      <style:paragraph-properties fo:margin-top="0in" fo:margin-bottom="0in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<text:bookmark text:name="hmm-resources"/>HMM Resources</text:h>
      <text:p text:style-name="Text_20_body">AIMA: Chapter 15.4-15.6 (provides another viewpoint on HMMs with a natural extension to Kalman filters, particle filtering, and Dynamic Bayes Nets), Chapter 20.3 (hidden variables, EM algorithm)</text:p>
      <text:h text:style-name="Heading_20_3" text:outline-level="3"><text:bookmark text:name="further-study"/>Further study</text:h>
      <text:p text:style-name="Text_20_body">Huang, Ariki, and Jack’s book <text:a xlink:type="simple" xlink:href="http://www.amazon.com/Hidden-Recognition-Edinburgh-Information-Technology/dp/0748601627" office:target-frame-name="_blank" xlink:show="new" text:style-name="Internet_20_link" text:visited-style-name="Visited_20_Internet_20_Link"><text:span text:style-name="Emphasis">Hidden Markov Models for Speech Recognition</text:span></text:a>.</text:p>
      <text:p text:style-name="Text_20_body">Yechiam Yemini's slides on <text:a xlink:type="simple" xlink:href="http://www.cs.columbia.edu/4761/notes07/chapter4.1-HMM.pdf" office:target-frame-name="_blank" xlink:show="new" text:style-name="Internet_20_link" text:visited-style-name="Visited_20_Internet_20_Link">HMMs used in genetics</text:a> (gene sequencing, decoding).</text:p>
      <text:p text:style-name="Text_20_body">Sebastian Thrun and Peter Norvig’s AI course:</text:p>
      <text:list xml:id="list6291894395802046161" text:style-name="L5">
        <text:list-item>
          <text:p text:style-name="P7"><text:a xlink:type="simple" xlink:href="https://classroom.udacity.com/courses/cs271/lessons/48734405/concepts/last-viewed" office:target-frame-name="_blank" xlink:show="new" text:style-name="Internet_20_link" text:visited-style-name="Visited_20_Internet_20_Link">HMMs and Kalman filters</text:a> </text:p>
        </text:list-item>
        <text:list-item>
          <text:p text:style-name="P7"><text:a xlink:type="simple" xlink:href="https://classroom.udacity.com/courses/cs271/lessons/48641663/concepts/last-viewed" office:target-frame-name="_blank" xlink:show="new" text:style-name="Internet_20_link" text:visited-style-name="Visited_20_Internet_20_Link">Natural Language Processing</text:a> </text:p>
        </text:list-item>
        <text:list-item>
          <text:p text:style-name="P4"><text:a xlink:type="simple" xlink:href="https://classroom.udacity.com/courses/cs271/lessons/48734403/concepts/last-viewed" office:target-frame-name="_blank" xlink:show="new" text:style-name="Internet_20_link" text:visited-style-name="Visited_20_Internet_20_Link">Natural Language Processing II</text:a> </text:p>
        </text:list-item>
      </text:list>
      <text:p text:style-name="Text_20_body"/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 style:font-charset="x-symbol"/>
    <style:font-face style:name="OpenSymbol1" svg:font-family="Open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1665in" fo:margin-bottom="0.0835in" fo:keep-with-next="always"/>
      <style:text-properties style:font-name="Liberation Sans" fo:font-size="14pt" style:font-name-asian="Noto Sans CJK SC Regular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in" fo:margin-bottom="0.0972in" fo:line-height="12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loext:contextual-spacing="false"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loext:contextual-spacing="false" fo:margin-top="0.139in" fo:margin-bottom="0.0835in"/>
      <style:text-properties style:font-name="Liberation Serif" fo:font-size="18pt" fo:font-weight="bold" style:font-name-asian="Noto Sans CJK SC Regular" style:font-size-asian="18pt" style:font-weight-asian="bold" style:font-name-complex="FreeSans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Arial Unicode MS" style:font-size-asian="14pt" style:font-weight-asian="bold" style:font-name-complex="Arial Unicode MS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05-19T10:09:46.137068992</meta:creation-date>
    <meta:generator>OpenOffice/4.1.4$Unix OpenOffice.org_project/414m5$Build-9788</meta:generator>
    <dc:date>2018-06-18T11:29:54</dc:date>
    <meta:editing-duration>PT3M11S</meta:editing-duration>
    <meta:editing-cycles>6</meta:editing-cycles>
    <meta:document-statistic meta:table-count="0" meta:image-count="0" meta:object-count="0" meta:page-count="1" meta:paragraph-count="9" meta:word-count="74" meta:character-count="502"/>
  </office:meta>
</office:document-meta>
</file>